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8F000001A74233F0CA.png"/>
  <manifest:file-entry manifest:media-type="" manifest:full-path="Pictures/2000003300002BDE00001512E9C7E087.svm"/>
  <manifest:file-entry manifest:media-type="" manifest:full-path="Pictures/200001580000635200008ACE971438F1.svm"/>
  <manifest:file-entry manifest:media-type="image/png" manifest:full-path="Pictures/100000000000023D000001BD7A363853.png"/>
  <manifest:file-entry manifest:media-type="" manifest:full-path="Pictures/2000016B0000635200008ACED33BCC00.svm"/>
  <manifest:file-entry manifest:media-type="" manifest:full-path="Pictures/2000003100002B510000138F8D86BFAB.svm"/>
  <manifest:file-entry manifest:media-type="image/png" manifest:full-path="Pictures/10000000000001B7000000E4D80A60E5.png"/>
  <manifest:file-entry manifest:media-type="" manifest:full-path="Pictures/2000003100002AC40000120B718B28D5.svm"/>
  <manifest:file-entry manifest:media-type="" manifest:full-path="Pictures/2000003600002AC400001C5F8A197B14.svm"/>
  <manifest:file-entry manifest:media-type="" manifest:full-path="Pictures/2000003300002A3700001609EC02E099.svm"/>
  <manifest:file-entry manifest:media-type="image/png" manifest:full-path="Pictures/1000000000000200000001D56EFCA2F3.png"/>
  <manifest:file-entry manifest:media-type="image/png" manifest:full-path="Pictures/10000000000001F700000121EB32D909.png"/>
  <manifest:file-entry manifest:media-type="" manifest:full-path="Pictures/2000003000002AC400000E9A52C6E495.svm"/>
  <manifest:file-entry manifest:media-type="" manifest:full-path="Pictures/2000003400002BBB0000295035E5DC8C.svm"/>
  <manifest:file-entry manifest:media-type="image/png" manifest:full-path="Pictures/100000000000015D000000FA8A1B28D3.png"/>
  <manifest:file-entry manifest:media-type="image/png" manifest:full-path="Pictures/100000000000040000000215B6130BC5.png"/>
  <manifest:file-entry manifest:media-type="" manifest:full-path="Pictures/2000003B00002BDE00001C5E1B6C9B2D.svm"/>
  <manifest:file-entry manifest:media-type="image/png" manifest:full-path="Pictures/100000000000031B00000241BE1094C4.png"/>
  <manifest:file-entry manifest:media-type="image/png" manifest:full-path="Pictures/100000000000029000000156A5D4A8D2.png"/>
  <manifest:file-entry manifest:media-type="image/png" manifest:full-path="Pictures/10000000000003BA000002BE1AED44DE.png"/>
  <manifest:file-entry manifest:media-type="" manifest:full-path="Pictures/2000003100002AC4000014CCFB21036C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26.552cm" svg:x="1.001cm" svg:y="1cm">
          <draw:image xlink:href="Pictures/200001580000635200008ACE971438F1.svm" xlink:type="simple" xlink:show="embed" xlink:actuate="onLoad">
            <text:p/>
          </draw:image>
        </draw:frame>
        <draw:frame draw:style-name="gr1" draw:text-style-name="P1" draw:layer="layout" svg:width="5.5cm" svg:height="2.862cm" svg:x="22.51cm" svg:y="2cm">
          <draw:image xlink:href="Pictures/100000000000029000000156A5D4A8D2.png" xlink:type="simple" xlink:show="embed" xlink:actuate="onLoad">
            <text:p/>
          </draw:image>
        </draw:frame>
        <draw:frame draw:style-name="gr1" draw:text-style-name="P1" draw:layer="layout" svg:width="6.84cm" svg:height="4.891cm" svg:x="22.01cm" svg:y="5.801cm">
          <draw:image xlink:href="Pictures/100000000000015D000000FA8A1B28D3.png" xlink:type="simple" xlink:show="embed" xlink:actuate="onLoad">
            <text:p/>
          </draw:image>
        </draw:frame>
        <draw:frame draw:style-name="gr1" draw:text-style-name="P1" draw:layer="layout" svg:width="7.11cm" svg:height="4.078cm" svg:x="21.9cm" svg:y="11.6cm">
          <draw:image xlink:href="Pictures/10000000000001F700000121EB32D909.png" xlink:type="simple" xlink:show="embed" xlink:actuate="onLoad">
            <text:p/>
          </draw:image>
        </draw:frame>
        <draw:frame draw:style-name="gr1" draw:text-style-name="P1" draw:layer="layout" svg:width="6.616cm" svg:height="3.43cm" svg:x="22.394cm" svg:y="16.5cm">
          <draw:image xlink:href="Pictures/10000000000001B7000000E4D80A60E5.png" xlink:type="simple" xlink:show="embed" xlink:actuate="onLoad">
            <text:p/>
          </draw:image>
        </draw:frame>
        <draw:frame draw:style-name="gr1" draw:text-style-name="P1" draw:layer="layout" svg:width="7.145cm" svg:height="3.712cm" svg:x="22.366cm" svg:y="20.788cm">
          <draw:image xlink:href="Pictures/100000000000040000000215B6130BC5.png" xlink:type="simple" xlink:show="embed" xlink:actuate="onLoad">
            <text:p/>
          </draw:image>
        </draw:frame>
        <draw:frame draw:style-name="gr1" draw:text-style-name="P1" draw:layer="layout" svg:width="7.9cm" svg:height="4.123cm" svg:x="-8.9cm" svg:y="1.377cm">
          <draw:image xlink:href="Pictures/2000003300002A3700001609EC02E099.svm" xlink:type="simple" xlink:show="embed" xlink:actuate="onLoad">
            <text:p/>
          </draw:image>
        </draw:frame>
        <draw:frame draw:style-name="gr1" draw:text-style-name="P1" draw:layer="layout" svg:width="7.8cm" svg:height="3.291cm" svg:x="-8.8cm" svg:y="6.624cm">
          <draw:image xlink:href="Pictures/2000003100002AC40000120B718B28D5.svm" xlink:type="simple" xlink:show="embed" xlink:actuate="onLoad">
            <text:p/>
          </draw:image>
        </draw:frame>
        <draw:frame draw:style-name="gr1" draw:text-style-name="P1" draw:layer="layout" svg:width="8.1cm" svg:height="2.765cm" svg:x="-9.1cm" svg:y="11.735cm">
          <draw:image xlink:href="Pictures/2000003000002AC400000E9A52C6E495.svm" xlink:type="simple" xlink:show="embed" xlink:actuate="onLoad">
            <text:p/>
          </draw:image>
        </draw:frame>
        <draw:frame draw:style-name="gr1" draw:text-style-name="P1" draw:layer="layout" svg:width="8.087cm" svg:height="5.365cm" svg:x="-9cm" svg:y="16cm">
          <draw:image xlink:href="Pictures/2000003600002AC400001C5F8A197B14.svm" xlink:type="simple" xlink:show="embed" xlink:actuate="onLoad">
            <text:p/>
          </draw:image>
        </draw:frame>
        <draw:frame draw:style-name="gr1" draw:text-style-name="P1" draw:layer="layout" svg:width="8.247cm" svg:height="4.01cm" svg:x="-9.399cm" svg:y="23.713cm">
          <draw:image xlink:href="Pictures/2000003100002AC4000014CCFB21036C.svm" xlink:type="simple" xlink:show="embed" xlink:actuate="onLoad">
            <text:p/>
          </draw:image>
        </draw:frame>
      </draw:page>
      <draw:page draw:name="page2" draw:style-name="dp1" draw:master-page-name="Standard">
        <draw:frame draw:style-name="gr1" draw:text-style-name="P1" draw:layer="layout" svg:width="19.499cm" svg:height="27cm" svg:x="1.001cm" svg:y="1cm">
          <draw:image xlink:href="Pictures/2000016B0000635200008ACED33BCC00.svm" xlink:type="simple" xlink:show="embed" xlink:actuate="onLoad">
            <text:p/>
          </draw:image>
        </draw:frame>
        <draw:frame draw:style-name="gr1" draw:text-style-name="P1" draw:layer="layout" svg:width="5.036cm" svg:height="3.699cm" svg:x="22.452cm" svg:y="1.567cm">
          <draw:image xlink:href="Pictures/10000000000003BA000002BE1AED44DE.png" xlink:type="simple" xlink:show="embed" xlink:actuate="onLoad">
            <text:p/>
          </draw:image>
        </draw:frame>
        <draw:frame draw:style-name="gr1" draw:text-style-name="P1" draw:layer="layout" svg:width="3.87cm" svg:height="3cm" svg:x="22.852cm" svg:y="7.465cm">
          <draw:image xlink:href="Pictures/100000000000023D000001BD7A363853.png" xlink:type="simple" xlink:show="embed" xlink:actuate="onLoad">
            <text:p/>
          </draw:image>
        </draw:frame>
        <draw:frame draw:style-name="gr1" draw:text-style-name="P1" draw:layer="layout" svg:width="7.052cm" svg:height="5.109cm" svg:x="21.448cm" svg:y="10.891cm">
          <draw:image xlink:href="Pictures/100000000000031B00000241BE1094C4.png" xlink:type="simple" xlink:show="embed" xlink:actuate="onLoad">
            <text:p/>
          </draw:image>
        </draw:frame>
        <draw:frame draw:style-name="gr1" draw:text-style-name="P1" draw:layer="layout" svg:width="4.85cm" svg:height="4.435cm" svg:x="23cm" svg:y="17.565cm">
          <draw:image xlink:href="Pictures/1000000000000200000001D56EFCA2F3.png" xlink:type="simple" xlink:show="embed" xlink:actuate="onLoad">
            <text:p/>
          </draw:image>
        </draw:frame>
        <draw:frame draw:style-name="gr1" draw:text-style-name="P1" draw:layer="layout" svg:width="7.5cm" svg:height="4cm" svg:x="22cm" svg:y="23.5cm">
          <draw:image xlink:href="Pictures/100000000000048F000001A74233F0CA.png" xlink:type="simple" xlink:show="embed" xlink:actuate="onLoad">
            <text:p/>
          </draw:image>
        </draw:frame>
        <draw:frame draw:style-name="gr1" draw:text-style-name="P1" draw:layer="layout" svg:width="8.329cm" svg:height="4cm" svg:x="-10.528cm" svg:y="3cm">
          <draw:image xlink:href="Pictures/2000003300002BDE00001512E9C7E087.svm" xlink:type="simple" xlink:show="embed" xlink:actuate="onLoad">
            <text:p/>
          </draw:image>
        </draw:frame>
        <draw:frame draw:style-name="gr1" draw:text-style-name="P1" draw:layer="layout" svg:width="8.229cm" svg:height="5.321cm" svg:x="-10.599cm" svg:y="7.48cm">
          <draw:image xlink:href="Pictures/2000003B00002BDE00001C5E1B6C9B2D.svm" xlink:type="simple" xlink:show="embed" xlink:actuate="onLoad">
            <text:p/>
          </draw:image>
        </draw:frame>
        <draw:frame draw:style-name="gr1" draw:text-style-name="P1" draw:layer="layout" svg:width="8.3cm" svg:height="3.747cm" svg:x="-10.3cm" svg:y="13.401cm">
          <draw:image xlink:href="Pictures/2000003100002B510000138F8D86BFAB.svm" xlink:type="simple" xlink:show="embed" xlink:actuate="onLoad">
            <text:p/>
          </draw:image>
        </draw:frame>
        <draw:frame draw:style-name="gr1" draw:text-style-name="P1" draw:layer="layout" svg:width="8.2cm" svg:height="7.594cm" svg:x="-10.2cm" svg:y="18.006cm">
          <draw:image xlink:href="Pictures/2000003400002BBB0000295035E5DC8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9-02T10:21:56.38</meta:creation-date>
    <dc:date>2012-09-02T10:38:35.42</dc:date>
    <meta:editing-duration>PT00H16M44S</meta:editing-duration>
    <meta:editing-cycles>3</meta:editing-cycles>
    <meta:generator>OpenOffice.org/3.0$Win32 OpenOffice.org_project/300m9$Build-9358</meta:generator>
    <meta:document-statistic meta:object-count="21"/>
  </office:meta>
</office:document-meta>
</file>